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3317260204116341" text:style-name="L1">
        <text:list-item>
          <text:p text:style-name="P1">techniques fondamentales de pro tools 9</text:p>
          <text:list>
            <text:list-item>
              <text:p text:style-name="P1">présentation et configuration</text:p>
              <text:list>
                <text:list-item>
                  <text:p text:style-name="P1">présentation du prof</text:p>
                  <text:list>
                    <text:list-item>
                      <text:p text:style-name="P2">nom</text:p>
                    </text:list-item>
                    <text:list-item>
                      <text:p text:style-name="P1">activités</text:p>
                      <text:list>
                        <text:list-item>
                          <text:p text:style-name="P2">domaines d'activité non professorales (métiers) (4)</text:p>
                        </text:list-item>
                        <text:list-item>
                          <text:p text:style-name="P2">dans premier domaine, types musique</text:p>
                        </text:list-item>
                        <text:list-item>
                          <text:p text:style-name="P2">dans autres, idem</text:p>
                        </text:list-item>
                        <text:list-item>
                          <text:p text:style-name="P2">"certificats" professorales (4)</text:p>
                        </text:list-item>
                      </text:list>
                    </text:list-item>
                    <text:list-item>
                      <text:p text:style-name="P1">qu'est ce que pro tools 9 ?</text:p>
                      <text:list>
                        <text:list-item>
                          <text:p text:style-name="P2">logiciel de... (utilisé dans...)</text:p>
                        </text:list-item>
                        <text:list-item>
                          <text:p text:style-name="P2">deux grands "types de fichiers" gérés</text:p>
                        </text:list-item>
                        <text:list-item>
                          <text:p text:style-name="P2">niveau de performance</text:p>
                        </text:list-item>
                        <text:list-item>
                          <text:p text:style-name="P2">peut manipuler les deux types fichiers de 3 manières</text:p>
                        </text:list-item>
                        <text:list-item>
                          <text:p text:style-name="P2">exemples projets gérables avec pro tools (3 cités)</text:p>
                        </text:list-item>
                        <text:list-item>
                          <text:p text:style-name="P2">sujet de ce DVD (déjà dit plus haut)</text:p>
                        </text:list-item>
                        <text:list-item>
                          <text:p text:style-name="P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8T11:05:27</meta:creation-date>
    <meta:generator>OpenOffice/4.0.0$Unix OpenOffice.org_project/400m3$Build-9702</meta:generator>
    <dc:date>2014-10-08T11:53:05</dc:date>
    <dc:creator>yjfjyf jjku</dc:creator>
    <meta:editing-duration>PT45M46S</meta:editing-duration>
    <meta:editing-cycles>19</meta:editing-cycles>
    <meta:document-statistic meta:table-count="0" meta:image-count="0" meta:object-count="0" meta:page-count="1" meta:paragraph-count="17" meta:word-count="93" meta:character-count="507"/>
  </office:meta>
</office:document-meta>
</file>